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</office:font-face-decls>
  <office:automatic-styles>
    <style:style style:name="P1" style:family="paragraph" style:parent-style-name="Header">
      <style:text-properties fo:font-size="10pt" officeooo:rsid="00167726" officeooo:paragraph-rsid="00167726" style:font-size-asian="10pt" style:font-size-complex="10pt"/>
    </style:style>
    <style:style style:name="P2" style:family="paragraph" style:parent-style-name="Standard">
      <style:text-properties officeooo:rsid="00167726" officeooo:paragraph-rsid="00167726"/>
    </style:style>
    <style:style style:name="P3" style:family="paragraph" style:parent-style-name="Standard">
      <style:text-properties officeooo:rsid="00171140" officeooo:paragraph-rsid="00171140"/>
    </style:style>
    <style:style style:name="P4" style:family="paragraph" style:parent-style-name="Standard">
      <style:text-properties officeooo:rsid="001a0479" officeooo:paragraph-rsid="001a0479"/>
    </style:style>
    <style:style style:name="P5" style:family="paragraph" style:parent-style-name="Standard">
      <style:text-properties officeooo:rsid="001bca34" officeooo:paragraph-rsid="001bca34"/>
    </style:style>
    <style:style style:name="P6" style:family="paragraph" style:parent-style-name="Standard">
      <style:paragraph-properties fo:text-align="center" style:justify-single-word="false"/>
      <style:text-properties fo:font-size="20pt" fo:font-style="italic" officeooo:rsid="0026800e" officeooo:paragraph-rsid="0026800e" style:font-size-asian="17.5pt" style:font-style-asian="italic" style:font-size-complex="20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officeooo:rsid="0026800e" officeooo:paragraph-rsid="002841a0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officeooo:rsid="0026800e" officeooo:paragraph-rsid="002950fe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officeooo:rsid="0026800e" officeooo:paragraph-rsid="002b2196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26800e" officeooo:paragraph-rsid="002b78b4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officeooo:rsid="0026800e" officeooo:paragraph-rsid="002d70fc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officeooo:rsid="0026800e" officeooo:paragraph-rsid="002d84fc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officeooo:rsid="0026800e" officeooo:paragraph-rsid="002e2c9a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officeooo:rsid="002d70fc" officeooo:paragraph-rsid="002d70fc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officeooo:rsid="00294f07" officeooo:paragraph-rsid="002841a0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officeooo:rsid="00294f07" officeooo:paragraph-rsid="00294f07" style:font-size-asian="10.5pt" style:font-style-asian="normal" style:font-size-complex="12pt" style:font-style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style="normal" officeooo:rsid="00294f07" officeooo:paragraph-rsid="00294f07" style:font-size-asian="10.5pt" style:font-style-asian="normal" style:font-size-complex="12pt" style:font-style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style="normal" officeooo:rsid="00294f07" officeooo:paragraph-rsid="002950fe" style:font-size-asian="10.5pt" style:font-style-asian="normal" style:font-size-complex="12pt" style:font-style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style="normal" officeooo:rsid="00294f07" officeooo:paragraph-rsid="002acaff" style:font-size-asian="10.5pt" style:font-style-asian="normal" style:font-size-complex="12pt" style:font-style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style="normal" officeooo:rsid="00294f07" officeooo:paragraph-rsid="002b2196" style:font-size-asian="10.5pt" style:font-style-asian="normal" style:font-size-complex="12pt" style:font-style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style="normal" officeooo:rsid="00294f07" officeooo:paragraph-rsid="002b78b4" style:font-size-asian="10.5pt" style:font-style-asian="normal" style:font-size-complex="12pt" style:font-style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style="normal" officeooo:rsid="00294f07" officeooo:paragraph-rsid="002d70fc" style:font-size-asian="10.5pt" style:font-style-asian="normal" style:font-size-complex="12pt" style:font-style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style="normal" officeooo:rsid="00294f07" officeooo:paragraph-rsid="002d84fc" style:font-size-asian="10.5pt" style:font-style-asian="normal" style:font-size-complex="12pt" style:font-style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style="normal" officeooo:rsid="002950fe" officeooo:paragraph-rsid="002950fe" style:font-size-asian="10.5pt" style:font-style-asian="normal" style:font-size-complex="12pt" style:font-style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style="normal" officeooo:rsid="002b2196" officeooo:paragraph-rsid="002b2196" style:font-size-asian="10.5pt" style:font-style-asian="normal" style:font-size-complex="12pt" style:font-style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style="normal" officeooo:rsid="002cdcf0" officeooo:paragraph-rsid="002cdcf0" style:font-size-asian="10.5pt" style:font-style-asian="normal" style:font-size-complex="12pt" style:font-style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style="normal" officeooo:rsid="002cdcf0" officeooo:paragraph-rsid="002d70fc" style:font-size-asian="10.5pt" style:font-style-asian="normal" style:font-size-complex="12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officeooo:rsid="002cdcf0" officeooo:paragraph-rsid="002cdcf0" style:font-size-asian="10.5pt" style:font-style-asian="normal" style:font-size-complex="12pt" style:font-style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style="normal" officeooo:rsid="002d70fc" officeooo:paragraph-rsid="002d70fc" style:font-size-asian="10.5pt" style:font-style-asian="normal" style:font-size-complex="12pt" style:font-style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style="normal" officeooo:rsid="002d70fc" officeooo:paragraph-rsid="002d84fc" style:font-size-asian="10.5pt" style:font-style-asian="normal" style:font-size-complex="12pt" style:font-style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font-style="normal" officeooo:rsid="002d84fc" officeooo:paragraph-rsid="002d84fc" style:font-size-asian="10.5pt" style:font-style-asian="normal" style:font-size-complex="12pt" style:font-style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style="normal" officeooo:rsid="002e2c9a" officeooo:paragraph-rsid="002e2c9a" style:font-size-asian="10.5pt" style:font-style-asian="normal" style:font-size-complex="12pt" style:font-style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style="normal" officeooo:rsid="002e2c9a" officeooo:paragraph-rsid="003016c3" style:font-size-asian="10.5pt" style:font-style-asian="normal" style:font-size-complex="12pt" style:font-style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style="normal" officeooo:rsid="002f7dae" officeooo:paragraph-rsid="002f7dae" style:font-size-asian="10.5pt" style:font-style-asian="normal" style:font-size-complex="12pt" style:font-style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fo:font-style="normal" officeooo:rsid="002f7dae" officeooo:paragraph-rsid="003016c3" style:font-size-asian="10.5pt" style:font-style-asian="normal" style:font-size-complex="12pt" style:font-style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style="normal" officeooo:rsid="003016c3" officeooo:paragraph-rsid="003016c3" style:font-size-asian="10.5pt" style:font-style-asian="normal" style:font-size-complex="12pt" style:font-style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style="normal" officeooo:rsid="0031bbbc" officeooo:paragraph-rsid="0031bbbc" style:font-size-asian="10.5pt" style:font-style-asian="normal" style:font-size-complex="12pt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officeooo:rsid="0026800e" officeooo:paragraph-rsid="002841a0" style:font-size-asian="10.5pt" style:font-style-asian="normal" style:font-size-complex="12pt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italic" officeooo:rsid="0026800e" officeooo:paragraph-rsid="0026800e" style:font-size-asian="10.5pt" style:font-style-asian="italic" style:font-size-complex="12pt" style:font-style-complex="italic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2b2196" officeooo:paragraph-rsid="002b2196"/>
    </style:style>
    <style:style style:name="P41" style:family="paragraph" style:parent-style-name="Standard">
      <style:paragraph-properties fo:text-align="center" style:justify-single-word="false"/>
      <style:text-properties fo:font-size="20pt" fo:font-style="italic" officeooo:rsid="0024dc85" officeooo:paragraph-rsid="003eb324" style:font-size-asian="17.5pt" style:font-style-asian="italic" style:font-size-complex="20pt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size="20pt" fo:font-style="italic" officeooo:rsid="0026800e" officeooo:paragraph-rsid="0026800e" style:font-size-asian="17.5pt" style:font-style-asian="italic" style:font-size-complex="20pt" style:font-style-complex="italic"/>
    </style:style>
    <style:style style:name="P43" style:family="paragraph" style:parent-style-name="Standard">
      <style:paragraph-properties fo:text-align="center" style:justify-single-word="false"/>
      <style:text-properties fo:font-size="20pt" fo:font-style="italic" officeooo:rsid="0024dc85" officeooo:paragraph-rsid="003eb324" style:font-size-asian="20pt" style:font-style-asian="italic" style:font-size-complex="20pt" style:font-style-complex="italic"/>
    </style:style>
    <style:style style:name="P44" style:family="paragraph" style:parent-style-name="Standard">
      <style:paragraph-properties fo:text-align="center" style:justify-single-word="false"/>
      <style:text-properties fo:font-size="22pt" fo:font-style="italic" fo:font-weight="bold" officeooo:rsid="0024dc85" officeooo:paragraph-rsid="003eb324" style:font-size-asian="22pt" style:font-style-asian="italic" style:font-weight-asian="bold" style:font-size-complex="22pt" style:font-style-complex="italic" style:font-weight-complex="bold"/>
    </style:style>
    <style:style style:name="P45" style:family="paragraph" style:parent-style-name="Standard">
      <style:text-properties officeooo:rsid="001bca34" officeooo:paragraph-rsid="001bca34"/>
    </style:style>
    <style:style style:name="P46" style:family="paragraph" style:parent-style-name="Standard" style:list-style-name="L1">
      <style:paragraph-properties fo:text-align="start" style:justify-single-word="false"/>
      <style:text-properties officeooo:rsid="001bca34" officeooo:paragraph-rsid="00294f07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2d84fc" officeooo:paragraph-rsid="002d84f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background-color="#ffff00" loext:char-shading-value="0" style:font-size-asian="10pt" style:font-size-complex="10pt"/>
    </style:style>
    <style:style style:name="T3" style:family="text">
      <style:text-properties fo:font-size="10pt" fo:background-color="#ffff00" loext:char-shading-value="0" style:font-size-asian="10pt" style:font-size-complex="10pt"/>
    </style:style>
    <style:style style:name="T4" style:family="text">
      <style:text-properties fo:font-size="10pt" fo:background-color="transparent" loext:char-shading-value="0" style:font-size-asian="10pt" style:font-size-complex="10pt"/>
    </style:style>
    <style:style style:name="T5" style:family="text">
      <style:text-properties fo:font-size="10pt" fo:background-color="#666666" loext:char-shading-value="0" style:font-size-asian="10pt" style:font-size-complex="10pt"/>
    </style:style>
    <style:style style:name="T6" style:family="text">
      <style:text-properties fo:font-size="10pt" fo:background-color="#8d281e" loext:char-shading-value="0" style:font-size-asian="10pt" style:font-size-complex="10pt"/>
    </style:style>
    <style:style style:name="T7" style:family="text">
      <style:text-properties officeooo:rsid="00171140"/>
    </style:style>
    <style:style style:name="T8" style:family="text">
      <style:text-properties officeooo:rsid="00184a95"/>
    </style:style>
    <style:style style:name="T9" style:family="text">
      <style:text-properties officeooo:rsid="00193ece"/>
    </style:style>
    <style:style style:name="T10" style:family="text">
      <style:text-properties officeooo:rsid="001bf611"/>
    </style:style>
    <style:style style:name="T11" style:family="text">
      <style:text-properties officeooo:rsid="002076a7"/>
    </style:style>
    <style:style style:name="T12" style:family="text">
      <style:text-properties officeooo:rsid="002363c3"/>
    </style:style>
    <style:style style:name="T13" style:family="text">
      <style:text-properties officeooo:rsid="0026800e"/>
    </style:style>
    <style:style style:name="T14" style:family="text">
      <style:text-properties officeooo:rsid="002841a0"/>
    </style:style>
    <style:style style:name="T15" style:family="text">
      <style:text-properties officeooo:rsid="00294f07"/>
    </style:style>
    <style:style style:name="T16" style:family="text">
      <style:text-properties fo:font-size="12pt" fo:font-style="normal" style:font-size-asian="10.5pt" style:font-style-asian="normal" style:font-size-complex="12pt" style:font-style-complex="normal"/>
    </style:style>
    <style:style style:name="T17" style:family="text">
      <style:text-properties fo:font-size="12pt" fo:font-style="normal" officeooo:rsid="00294f07" style:font-size-asian="10.5pt" style:font-style-asian="normal" style:font-size-complex="12pt" style:font-style-complex="normal"/>
    </style:style>
    <style:style style:name="T18" style:family="text">
      <style:text-properties officeooo:rsid="002950fe"/>
    </style:style>
    <style:style style:name="T19" style:family="text">
      <style:text-properties officeooo:rsid="002acaff"/>
    </style:style>
    <style:style style:name="T20" style:family="text">
      <style:text-properties officeooo:rsid="002b2196"/>
    </style:style>
    <style:style style:name="T21" style:family="text">
      <style:text-properties officeooo:rsid="002b78b4"/>
    </style:style>
    <style:style style:name="T22" style:family="text">
      <style:text-properties officeooo:rsid="002cdcf0"/>
    </style:style>
    <style:style style:name="T23" style:family="text">
      <style:text-properties officeooo:rsid="002d70fc"/>
    </style:style>
    <style:style style:name="T24" style:family="text">
      <style:text-properties officeooo:rsid="002d84fc"/>
    </style:style>
    <style:style style:name="T25" style:family="text">
      <style:text-properties officeooo:rsid="002e2c9a"/>
    </style:style>
    <style:style style:name="T26" style:family="text">
      <style:text-properties officeooo:rsid="002f7dae"/>
    </style:style>
    <style:style style:name="T27" style:family="text">
      <style:text-properties officeooo:rsid="003016c3"/>
    </style:style>
    <style:style style:name="T28" style:family="text">
      <style:text-properties officeooo:rsid="00342342"/>
    </style:style>
    <style:style style:name="T29" style:family="text">
      <style:text-properties officeooo:rsid="0035b34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44">Pr<text:span text:style-name="T13">á</text:span>ctica BD Agencia de viajes </text:p>
      <text:p text:style-name="P41"/>
      <text:p text:style-name="P41"/>
      <text:p text:style-name="P43">Enunciado </text:p>
      <text:p text:style-name="Standard"/>
      <text:p text:style-name="P2">Queremos crear una base de datos para una agencia de viajes. La información que nos dan es la siguiente: </text:p>
      <text:p text:style-name="P2"/>
      <text:p text:style-name="P2">En la base de datos se almacenan una serie de clientes de los cuales guardamos su NIF, nombre, apellidos y teléfono. Estos clientes realizan viajes, un cliente es considerado c<text:span text:style-name="T7">omo tal,</text:span> en caso de haber realizado un viaje al menos. De los viajes guardamos un identificador único, origen, destino y fecha.</text:p>
      <text:p text:style-name="P2"/>
      <text:p text:style-name="P3">Los clientes se hospedan en alojamientos, un cliente solo se puede hospedar en un alojamiento y en un alojamiento se pueden hospedar varios clientes <text:span text:style-name="T9">o ninguno</text:span>. <text:span text:style-name="T8">De los alojamientos guardamos su identificador, nombre, dirección, código postal y teléfono. Los alojamientos a su vez se dividen en hoteles, casas rurales y apartamentos. </text:span><text:span text:style-name="T11">De </text:span><text:span text:style-name="T12">las casas rurales queremos guardar su ubicación y metros cuadrados, de los hoteles la ubicación y ocupación y de los apartamentos su ubicación y número de habitaciones.</text:span></text:p>
      <text:p text:style-name="P3"/>
      <text:p text:style-name="P4">De los clientes también queremos guardar las reservas, un cliente puede realizar varias o ninguna reserva y una reserva puede ser realizada por un único cliente. De las reservas <text:span text:style-name="T29">guardamos</text:span> un identificador, nombre y fecha. Las reservas se corresponden con un único viaje.</text:p>
      <text:p text:style-name="P4"/>
      <text:p text:style-name="P5">Las reservas las gestiona un único agente y este puede <text:span text:style-name="T25">gestionar</text:span> varias reservas <text:span text:style-name="T25">o ninguna</text:span>, del agente guardaremos su <text:span text:style-name="T10">NIF</text:span>, nombre y apellido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<text:soft-page-break/></text:p>
      <text:p text:style-name="P6">Diccionario de datos</text:p>
      <text:p text:style-name="P39"/>
      <text:p text:style-name="P7"><text:span text:style-name="T28">L</text:span>a base de datos creada para la agencia de viajes guarda la información principal de los clientes creando un histórico de sus reservas y viajes re<text:span text:style-name="T14">alizados</text:span>. <text:span text:style-name="T14">Cada reserva está gestionada por un agente. También almacena información de los alojamientos y sus tipos, en los que se hospedan los clientes.</text:span></text:p>
      <text:p text:style-name="P7"/>
      <text:p text:style-name="P15">1. Nombre de la tabla: “Cliente”</text:p>
      <text:list text:style-name="L1">
        <text:list-item>
          <text:p text:style-name="P17">Columnas:</text:p>
          <text:list>
            <text:list-item>
              <text:p text:style-name="P17">NIF: número único que identifica al cliente.</text:p>
            </text:list-item>
            <text:list-item>
              <text:p text:style-name="P17">Nombre: nombre del cliente.</text:p>
            </text:list-item>
            <text:list-item>
              <text:p text:style-name="P17">Apellidos: apellido del cliente.</text:p>
            </text:list-item>
            <text:list-item>
              <text:p text:style-name="P17">Teléfono: teléfono del cliente.</text:p>
            </text:list-item>
            <text:list-item>
              <text:p text:style-name="P17">ID_Alojamiento: identificador único del alojamiento.</text:p>
              <text:p text:style-name="P17"/>
            </text:list-item>
          </text:list>
        </text:list-item>
      </text:list>
      <text:p text:style-name="P16">2. Nombre de la tabla: “Reserva_Cliente”</text:p>
      <text:list text:continue-numbering="true" text:style-name="L1">
        <text:list-item>
          <text:p text:style-name="P17">Columnas:</text:p>
          <text:list>
            <text:list-item>
              <text:p text:style-name="P17">NIF_Cliente: número único que identifica al cliente.</text:p>
            </text:list-item>
            <text:list-item>
              <text:p text:style-name="P17">ID_Reserva: identificador único de la reserva.</text:p>
            </text:list-item>
            <text:list-item>
              <text:p text:style-name="P17">Fecha_Reserva: fecha en la que se ha realizado la reserva.</text:p>
              <text:p text:style-name="P46"/>
            </text:list-item>
          </text:list>
        </text:list-item>
      </text:list>
      <text:p text:style-name="P8"><text:span text:style-name="T18">3</text:span><text:span text:style-name="T15">. Nombre de la tabla: “</text:span><text:span text:style-name="T18">Reserva</text:span><text:span text:style-name="T15">”</text:span></text:p>
      <text:list text:continue-numbering="true" text:style-name="L1">
        <text:list-item>
          <text:p text:style-name="P18">Columnas:</text:p>
          <text:list>
            <text:list-item>
              <text:p text:style-name="P18"><text:span text:style-name="T18">ID</text:span>: identificador único de la reserva.</text:p>
            </text:list-item>
            <text:list-item>
              <text:p text:style-name="P18">Nombre: nombre <text:span text:style-name="T18">asignado a la reserva.</text:span></text:p>
            </text:list-item>
            <text:list-item>
              <text:p text:style-name="P24">NIF_Agente: número único que identifica al agente.</text:p>
            </text:list-item>
            <text:list-item>
              <text:p text:style-name="P24">ID_Viaje: identificador único del viaje.</text:p>
              <text:p text:style-name="P24"/>
            </text:list-item>
          </text:list>
        </text:list-item>
      </text:list>
      <text:p text:style-name="P8"><text:span text:style-name="T20">4</text:span><text:span text:style-name="T15">. Nombre de la tabla: “</text:span><text:span text:style-name="T19">Agente</text:span><text:span text:style-name="T15">”</text:span></text:p>
      <text:list text:continue-numbering="true" text:style-name="L1">
        <text:list-item>
          <text:p text:style-name="P18">Columnas:</text:p>
          <text:list>
            <text:list-item>
              <text:p text:style-name="P19">NIF: número único que identifica al <text:span text:style-name="T19">agente</text:span>.</text:p>
            </text:list-item>
            <text:list-item>
              <text:p text:style-name="P19">Nombre: nombre del <text:span text:style-name="T19">agente</text:span>.</text:p>
            </text:list-item>
            <text:list-item>
              <text:p text:style-name="P19">Apellidos: apellido del <text:span text:style-name="T19">agente</text:span>.</text:p>
              <text:p text:style-name="P19"/>
            </text:list-item>
          </text:list>
        </text:list-item>
      </text:list>
      <text:p text:style-name="P9"><text:span text:style-name="T20">5</text:span><text:span text:style-name="T15">. Nombre de la tabla: “</text:span><text:span text:style-name="T20">Viaje</text:span><text:span text:style-name="T15">”</text:span></text:p>
      <text:list text:continue-numbering="true" text:style-name="L1">
        <text:list-item>
          <text:p text:style-name="P20">Columnas:</text:p>
          <text:list>
            <text:list-item>
              <text:p text:style-name="P20"><text:span text:style-name="T18">ID</text:span>: identificador único de<text:span text:style-name="T20">l viaje</text:span>.</text:p>
            </text:list-item>
            <text:list-item>
              <text:p text:style-name="P25">Origen: origen del viaje.</text:p>
            </text:list-item>
            <text:list-item>
              <text:p text:style-name="P25">Destino: destino del viaje.</text:p>
            </text:list-item>
            <text:list-item>
              <text:p text:style-name="P40"><text:span text:style-name="T16">ID_Reserva: </text:span><text:span text:style-name="T17">identificador único de la reserva.</text:span></text:p>
              <text:p text:style-name="P40"><text:span text:style-name="T17"/></text:p>
            </text:list-item>
          </text:list>
        </text:list-item>
      </text:list>
      <text:p text:style-name="P10"><text:span text:style-name="T21">6</text:span><text:span text:style-name="T15">. Nombre de la tabla: “</text:span><text:span text:style-name="T21">Cliente</text:span><text:span text:style-name="T22">_Viaje</text:span><text:span text:style-name="T15">”</text:span></text:p>
      <text:list text:continue-numbering="true" text:style-name="L1">
        <text:list-item>
          <text:p text:style-name="P21">Columnas:</text:p>
          <text:list>
            <text:list-item>
              <text:p text:style-name="P21"><text:span text:style-name="T18">ID</text:span><text:span text:style-name="T22">_Viaje</text:span>: identificador único de<text:span text:style-name="T20">l viaje</text:span>.</text:p>
            </text:list-item>
            <text:list-item>
              <text:p text:style-name="P26">NIF: <text:span text:style-name="T15">número único que identifica al cliente.</text:span></text:p>
            </text:list-item>
            <text:list-item>
              <text:p text:style-name="P26">Fecha_Viaje: fecha en la que se realiza el viaje. </text:p>
            </text:list-item>
          </text:list>
        </text:list-item>
      </text:list>
      <text:p text:style-name="P28"/>
      <text:p text:style-name="P28"><text:soft-page-break/></text:p>
      <text:p text:style-name="P11"><text:span text:style-name="T23">7</text:span><text:span text:style-name="T15">. Nombre de la tabla: “</text:span><text:span text:style-name="T23">Alojamiento”</text:span></text:p>
      <text:list text:continue-numbering="true" text:style-name="L1">
        <text:list-item>
          <text:p text:style-name="P22">Columnas:</text:p>
          <text:list>
            <text:list-item>
              <text:p text:style-name="P22"><text:span text:style-name="T18">I</text:span><text:span text:style-name="T23">D: identificador único del alojamiento</text:span>.</text:p>
            </text:list-item>
            <text:list-item>
              <text:p text:style-name="P27">N<text:span text:style-name="T23">ombre: nombre del alojamiento</text:span><text:span text:style-name="T15">.</text:span></text:p>
            </text:list-item>
            <text:list-item>
              <text:p text:style-name="P27"><text:span text:style-name="T23">Teléfono: número de teléfono del alojamiento</text:span>. </text:p>
            </text:list-item>
            <text:list-item>
              <text:p text:style-name="P29">Código postal: C.P. del alojamiento.</text:p>
            </text:list-item>
            <text:list-item>
              <text:p text:style-name="P29">Dirección: dirección del alojamiento.</text:p>
            </text:list-item>
          </text:list>
        </text:list-item>
      </text:list>
      <text:p text:style-name="P14"/>
      <text:p text:style-name="P11"><text:span text:style-name="T23">8</text:span><text:span text:style-name="T15">. Nombre de la tabla: “</text:span><text:span text:style-name="T21">C</text:span><text:span text:style-name="T23">asa rural</text:span><text:span text:style-name="T15">”</text:span></text:p>
      <text:list text:continue-numbering="true" text:style-name="L1">
        <text:list-item>
          <text:p text:style-name="P22">Columnas:</text:p>
          <text:list>
            <text:list-item>
              <text:p text:style-name="P22"><text:span text:style-name="T18">I</text:span><text:span text:style-name="T23">D: identificador único del alojamiento</text:span>.</text:p>
            </text:list-item>
            <text:list-item>
              <text:p text:style-name="P29">Ubicación: ubicación del alojamiento.</text:p>
            </text:list-item>
            <text:list-item>
              <text:p text:style-name="P29">Metros cuadrados: metros cuadrados que tiene el alojamiento.</text:p>
              <text:p text:style-name="P29"/>
            </text:list-item>
          </text:list>
        </text:list-item>
      </text:list>
      <text:p text:style-name="P12"><text:span text:style-name="T25">9</text:span><text:span text:style-name="T15">. Nombre de la tabla: “</text:span><text:span text:style-name="T24">Hotel</text:span><text:span text:style-name="T15">”</text:span></text:p>
      <text:list text:continue-numbering="true" text:style-name="L1">
        <text:list-item>
          <text:p text:style-name="P23">Columnas:</text:p>
          <text:list>
            <text:list-item>
              <text:p text:style-name="P23"><text:span text:style-name="T18">I</text:span><text:span text:style-name="T23">D: identificador único del alojamiento</text:span>.</text:p>
            </text:list-item>
            <text:list-item>
              <text:p text:style-name="P30">Ubicación: ubicación del alojamiento.</text:p>
            </text:list-item>
            <text:list-item>
              <text:p text:style-name="P47"><text:span text:style-name="T16">Ocupación: ocupación del alojamiento.</text:span></text:p>
              <text:p text:style-name="P47"><text:span text:style-name="T16"/></text:p>
            </text:list-item>
          </text:list>
        </text:list-item>
      </text:list>
      <text:p text:style-name="P12"><text:span text:style-name="T25">10</text:span><text:span text:style-name="T15">. Nombre de la tabla: “</text:span><text:span text:style-name="T24">Apartamento</text:span><text:span text:style-name="T15">”</text:span></text:p>
      <text:list text:continue-numbering="true" text:style-name="L1">
        <text:list-item>
          <text:p text:style-name="P23">Columnas:</text:p>
          <text:list>
            <text:list-item>
              <text:p text:style-name="P23"><text:span text:style-name="T18">I</text:span><text:span text:style-name="T23">D: identificador único del alojamiento</text:span>.</text:p>
            </text:list-item>
            <text:list-item>
              <text:p text:style-name="P30">Ubicación: ubicación del alojamiento.</text:p>
            </text:list-item>
            <text:list-item>
              <text:p text:style-name="P31">Nº de habitaciones: número de habitaciones del alojamiento.</text:p>
              <text:p text:style-name="P31"/>
              <text:p text:style-name="P31"/>
            </text:list-item>
          </text:list>
        </text:list-item>
      </text:list>
      <text:p text:style-name="P13"><text:span text:style-name="T25">11</text:span><text:span text:style-name="T15">. </text:span><text:span text:style-name="T25">Relaciones:</text:span></text:p>
      <text:list text:continue-numbering="true" text:style-name="L1">
        <text:list-item>
          <text:p text:style-name="P32">Relación entre las tablas “Cliente” y “Reserva” </text:p>
          <text:list>
            <text:list-item>
              <text:p text:style-name="P32">Un cliente puede realizar varias reservas o ninguna.</text:p>
            </text:list-item>
            <text:list-item>
              <text:p text:style-name="P32">Las reservas son realizadas por un único cliente.</text:p>
              <text:p text:style-name="P32"/>
            </text:list-item>
          </text:list>
        </text:list-item>
        <text:list-item>
          <text:p text:style-name="P32">Relación entre las tablas “Reserva” y “Agente” </text:p>
          <text:list>
            <text:list-item>
              <text:p text:style-name="P32">Un agente puede gestionar varias reservas <text:span text:style-name="T26">o ninguna</text:span>.</text:p>
            </text:list-item>
            <text:list-item>
              <text:p text:style-name="P34">Las reservas son gestionadas por un único agente.</text:p>
              <text:p text:style-name="P34"/>
            </text:list-item>
          </text:list>
        </text:list-item>
        <text:list-item>
          <text:p text:style-name="P33">Relación entre las tablas “<text:span text:style-name="T27">Reserva</text:span>” y “<text:span text:style-name="T27">Viaje</text:span>” </text:p>
          <text:list>
            <text:list-item>
              <text:p text:style-name="P36">Una reserva corresponde a un único viaje.</text:p>
            </text:list-item>
            <text:list-item>
              <text:p text:style-name="P36">Un viaje corresponde a una única reserva.</text:p>
              <text:p text:style-name="P35"/>
            </text:list-item>
          </text:list>
        </text:list-item>
        <text:list-item>
          <text:p text:style-name="P33">Relación entre las tablas “<text:span text:style-name="T27">Cliente</text:span>” y “<text:span text:style-name="T27">Viaje</text:span>” </text:p>
          <text:list>
            <text:list-item>
              <text:p text:style-name="P36">Un cliente realiza un viaje o varios.</text:p>
            </text:list-item>
            <text:list-item>
              <text:p text:style-name="P36">Un viaje es realizado por uno o varios clientes.</text:p>
              <text:p text:style-name="P36"/>
            </text:list-item>
          </text:list>
        </text:list-item>
        <text:list-item>
          <text:p text:style-name="P33">Relación entre las tablas “<text:span text:style-name="T27">Cliente</text:span>” y “<text:span text:style-name="T27">Alojamiento</text:span>” </text:p>
          <text:list>
            <text:list-item>
              <text:p text:style-name="P36">Un cliente se hospeda en un solo alojamiento.</text:p>
            </text:list-item>
            <text:list-item>
              <text:p text:style-name="P37">En un alojamiento se pueden hospedar varios clientes o ninguno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Symbol" fo:font-family="Symbo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officeooo:rsid="00167726" officeooo:paragraph-rsid="00167726" style:font-size-asian="10pt" style:font-size-complex="10pt"/>
    </style:style>
    <style:style style:name="MT1" style:family="text">
      <style:text-properties fo:font-size="10pt" fo:background-color="transparent" loext:char-shading-value="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ases de datos<text:tab/><text:tab/>Rodrigo Martínez Delgado</text:p>
      </style:header>
      <style:footer>
        <text:p text:style-name="Footer"><text:tab/><text:tab/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18:38:00</meta:creation-date>
    <dc:date>2023-10-25T21:51:13.205000000</dc:date>
    <meta:editing-duration>PT4H43M9S</meta:editing-duration>
    <meta:editing-cycles>43</meta:editing-cycles>
    <meta:generator>LibreOffice/7.6.2.1$Windows_X86_64 LibreOffice_project/56f7684011345957bbf33a7ee678afaf4d2ba333</meta:generator>
    <meta:initial-creator>MARÍA DE LOS ÁNGELES LÓPEZ LÓPEZ</meta:initial-creator>
    <meta:print-date>2023-10-25T21:49:22.443000000</meta:print-date>
    <meta:printed-by>Archivos PDF</meta:printed-by>
    <meta:document-statistic meta:table-count="0" meta:image-count="0" meta:object-count="0" meta:page-count="3" meta:paragraph-count="96" meta:word-count="739" meta:character-count="4410" meta:non-whitespace-character-count="3815"/>
  </office:meta>
</office:document-meta>
</file>